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Netflix</text:p>
      <text:p text:style-name="Standard">#1.Lire le fichier</text:p>
      <text:p text:style-name="Standard"/>
      <text:p text:style-name="Standard">import pandas as pd</text:p>
      <text:p text:style-name="Standard">dataframe = pd.read_csv('/home/jonathan/Documents/Simplon/2.Python/Exo Python/Netflix/434238_901459_compressed_netflix_titles.csv/netflix_titles.csv'</text:p>
      <text:p text:style-name="Standard"><text:s text:c="24"/>,index_col = 0)</text:p>
      <text:p text:style-name="Standard">print(dataframe.head())</text:p>
      <text:p text:style-name="Standard"/>
      <text:p text:style-name="Standard">#2.Afficher les dimensions du dataframe</text:p>
      <text:p text:style-name="Standard"/>
      <text:p text:style-name="Standard">print(dataframe.shape)</text:p>
      <text:p text:style-name="Standard"/>
      <text:p text:style-name="Standard">#3.Compter les films et les séries</text:p>
      <text:p text:style-name="Standard"/>
      <text:p text:style-name="Standard">NbrMovie = dataframe.loc[dataframe['type']=='Movie'].type.value_counts()</text:p>
      <text:p text:style-name="Standard">print(NbrMovie)</text:p>
      <text:p text:style-name="Standard">NbrTVShow = dataframe.loc[dataframe['type']=='TV Show'].type.value_counts()</text:p>
      <text:p text:style-name="Standard">print(NbrTVShow)</text:p>
      <text:p text:style-name="Standard"/>
      <text:p text:style-name="Standard">#4.Générer le résumé statistique du dataframe</text:p>
      <text:p text:style-name="Standard"/>
      <text:p text:style-name="Standard">print(dataframe.describe(include='all'))</text:p>
      <text:p text:style-name="Standard">a= dataframe.describe(include='all')</text:p>
      <text:p text:style-name="Standard"/>
      <text:p text:style-name="Standard">#5.Compter les valeurs manquantes</text:p>
      <text:p text:style-name="Standard"/>
      <text:p text:style-name="Standard">print(dataframe.isna().sum())</text:p>
      <text:p text:style-name="Standard"/>
      <text:p text:style-name="Standard">#6.Explorer les valeurs manquantes</text:p>
      <text:p text:style-name="Standard">#a. Sur la colonne des directeurs de production</text:p>
      <text:p text:style-name="Standard"/>
      <text:p text:style-name="Standard">VMdirector = dataframe.loc[dataframe['director'].isna()]</text:p>
      <text:p text:style-name="Standard">print(VMdirector.type.value_counts())</text:p>
      <text:p text:style-name="Standard">Movie = VMdirector.loc[dataframe['type']=='Movie'].type.value_counts()</text:p>
      <text:p text:style-name="Standard">print(Movie)</text:p>
      <text:p text:style-name="Standard">TVShow = VMdirector.loc[dataframe['type']=='TV Show'].type.value_counts()</text:p>
      <text:p text:style-name="Standard">print(TVShow)</text:p>
      <text:p text:style-name="Standard"/>
      <text:p text:style-name="Standard">#b.Sur la colonne des acteurs</text:p>
      <text:p text:style-name="Standard"/>
      <text:p text:style-name="Standard">Cast = dataframe.loc[dataframe['cast'].isna()]</text:p>
      <text:p text:style-name="Standard">print(Cast)</text:p>
      <text:p text:style-name="Standard">print(Cast.listed_in.value_counts().head(10))</text:p>
      <text:p text:style-name="Standard"/>
      <text:p text:style-name="Standard">#7. Supprimer les lignes dupliquées</text:p>
      <text:p text:style-name="Standard"/>
      <text:p text:style-name="Standard">dup = dataframe.duplicated()</text:p>
      <text:p text:style-name="Standard">print(dup.value_counts())</text:p>
      <text:p text:style-name="Standard">drop = dataframe.drop_duplicates()</text:p>
      <text:p text:style-name="Standard">print(drop)</text:p>
      <text:p text:style-name="Standard"/>
      <text:p text:style-name="Standard"><text:soft-page-break/>#8. Compter les films/séries produits par les États-Unis et par la France</text:p>
      <text:p text:style-name="Standard">data_film_usa = data.loc[data.country == 'United States', 'title']</text:p>
      <text:p text:style-name="Standard">data_film_fr = data.loc[data.country == 'France', 'title']</text:p>
      <text:p text:style-name="Standard">print(data_film_usa.shape[0])</text:p>
      <text:p text:style-name="Standard"/>
      <text:p text:style-name="Standard">#9. Afficher le contenu le plus vieux disponible sur Netflix</text:p>
      <text:p text:style-name="Standard">data_older = data.loc[data.release_year == data.release_year.min(), ['title', 'release_year']]</text:p>
      <text:p text:style-name="Standard">print(data_older)</text:p>
      <text:p text:style-name="Standard"/>
      <text:p text:style-name="Standard">#10. Afficher le film avec la durée la plus longue sur Netflix</text:p>
      <text:p text:style-name="Standard">#Afficher les 5 films les + long(juste la durée)</text:p>
      <text:p text:style-name="Standard">data_movies = data.loc[data.type == 'Movie']</text:p>
      <text:p text:style-name="Standard">duree = pd.Series(data_movies['duration']).str.replace(" min", "").astype('int').sort_values(ascending=False).head(5)</text:p>
      <text:p text:style-name="Standard">print(duree)</text:p>
      <text:p text:style-name="Standard"/>
      <text:p text:style-name="Standard">#Affiche les 5 films avec toutes les infos(version merge &amp; series)</text:p>
      <text:p text:style-name="Standard">data_movies = data.loc[data.type == 'Movie']</text:p>
      <text:p text:style-name="Standard">duree = pd.Series(data_movies['duration']).str.replace(" min", "").astype('int').sort_values(ascending=False).head(5)</text:p>
      <text:p text:style-name="Standard">data_merged = pd.merge(data, duree.to_frame(), on='show_id', how='inner')</text:p>
      <text:p text:style-name="Standard">data_film_duration = data_merged.sort_values(by='duration_x', ascending=False).head(5)[["title", "duration_x"]]</text:p>
      <text:p text:style-name="Standard">print(data_film_duration)</text:p>
      <text:p text:style-name="Standard"/>
      <text:p text:style-name="Standard">#Affiche les 5 films avec toutes les infos</text:p>
      <text:p text:style-name="Standard">data["duration"] = pd.Series(data_movies['duration']).str.replace(" min", "").astype('int')</text:p>
      <text:p text:style-name="Standard">data_film_duration_2 = data.sort_values(by='duration', ascending=False).head(5)[["title", "duration"]]</text:p>
      <text:p text:style-name="Standard">print(data_film_duration_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1:11:39.820369385</meta:creation-date>
    <dc:date>2020-09-01T11:40:22.812966635</dc:date>
    <meta:editing-duration>PT4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27" meta:character-count="2696" meta:non-whitespace-character-count="2502"/>
  </office:meta>
</office:document-meta>
</file>